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 Pゴシック2" svg:font-family="'MS  Pゴシック'"/>
    <style:font-face style:name="MSPゴシック" svg:font-family="MSPゴシック"/>
    <style:font-face style:name="Mangal1" svg:font-family="Mangal"/>
    <style:font-face style:name="MS  Pゴシック1" svg:font-family="'MS  Pゴシック'" style:font-family-generic="swiss"/>
    <style:font-face style:name="MS  Pゴシック" svg:font-family="'MS  Pゴシック'" style:font-adornments="標準" style:font-family-generic="swiss"/>
    <style:font-face style:name="MSPゴシック1" svg:font-family="MSPゴシック" style:font-family-generic="swiss"/>
    <style:font-face style:name="ＭＳ Ｐゴシック1" svg:font-family="'ＭＳ Ｐゴシック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Mangal" svg:font-family="Mangal" style:font-family-generic="system" style:font-pitch="variable"/>
    <style:font-face style:name="ＭＳ Ｐゴシック2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ボルグ設計書">
      <style:text-properties style:language-asian="ja" style:country-asian="JP"/>
    </style:style>
    <style:style style:name="P2" style:family="paragraph" style:parent-style-name="ボルグ設計書">
      <style:paragraph-properties fo:break-before="page"/>
      <style:text-properties style:language-asian="ja" style:country-asian="JP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ＭＳ Ｐゴシック" fo:font-size="10pt" style:font-name-asian="ＭＳ Ｐゴシック1" style:font-size-asian="10pt" style:font-size-complex="10pt"/>
    </style:style>
    <style:style style:name="P5" style:family="paragraph">
      <style:paragraph-properties fo:text-align="center"/>
      <style:text-properties fo:font-size="10pt" style:font-name-asian="ＭＳ Ｐゴシック1" style:font-size-asian="10pt" style:font-size-complex="10pt"/>
    </style:style>
    <style:style style:name="P6" style:family="paragraph">
      <style:paragraph-properties fo:text-align="center"/>
      <style:text-properties style:font-name="MSPゴシック" fo:font-size="12pt"/>
    </style:style>
    <style:style style:name="P7" style:family="paragraph">
      <style:paragraph-properties fo:text-align="center"/>
      <style:text-properties fo:font-size="12pt"/>
    </style:style>
    <style:style style:name="P8" style:family="paragraph">
      <style:text-properties style:font-name="MSPゴシック1" fo:font-size="12pt" style:font-name-asian="MSPゴシック1" style:font-size-asian="12pt" style:font-size-complex="12pt"/>
    </style:style>
    <style:style style:name="P9" style:family="paragraph">
      <style:paragraph-properties fo:text-align="center"/>
      <style:text-properties style:font-name="ＭＳ Ｐゴシック"/>
    </style:style>
    <style:style style:name="P10" style:family="paragraph">
      <style:paragraph-properties fo:text-align="center"/>
      <style:text-properties style:font-name="MS  Pゴシック1" fo:font-size="10pt" style:font-name-asian="MS  Pゴシック1" style:font-size-asian="10pt" style:font-size-complex="10pt"/>
    </style:style>
    <style:style style:name="P11" style:family="paragraph">
      <style:paragraph-properties fo:text-align="center"/>
      <style:text-properties style:font-name-asian="ＭＳ Ｐゴシック1"/>
    </style:style>
    <style:style style:name="P12" style:family="paragraph">
      <style:paragraph-properties fo:text-align="center"/>
      <style:text-properties style:font-name="MS  Pゴシック2" fo:font-size="10pt" style:font-name-asian="MS  Pゴシック2" style:font-size-asian="10pt" style:font-size-complex="10pt"/>
    </style:style>
    <style:style style:name="T1" style:family="text">
      <style:text-properties style:font-name="ＭＳ Ｐゴシック" fo:font-size="10pt" style:font-name-asian="ＭＳ Ｐゴシック1" style:font-size-asian="10pt" style:font-size-complex="10pt"/>
    </style:style>
    <style:style style:name="T2" style:family="text">
      <style:text-properties fo:font-size="10pt" style:font-name-asian="ＭＳ Ｐゴシック1" style:font-size-asian="10pt" style:font-size-complex="10pt"/>
    </style:style>
    <style:style style:name="T3" style:family="text">
      <style:text-properties style:font-name="MSPゴシック" fo:font-size="12pt"/>
    </style:style>
    <style:style style:name="T4" style:family="text">
      <style:text-properties style:font-name="MSPゴシック1" fo:font-size="12pt" style:font-name-asian="MSPゴシック1" style:font-size-asian="12pt" style:font-size-complex="12pt"/>
    </style:style>
    <style:style style:name="T5" style:family="text">
      <style:text-properties style:font-name="ＭＳ Ｐゴシック"/>
    </style:style>
    <style:style style:name="T6" style:family="text">
      <style:text-properties style:font-name="MS  Pゴシック1" fo:font-size="10pt" style:font-name-asian="MS  Pゴシック1" style:font-size-asian="10pt" style:font-size-complex="10pt"/>
    </style:style>
    <style:style style:name="T7" style:family="text">
      <style:text-properties style:font-name="ＭＳ Ｐゴシック1" fo:font-size="10pt" style:font-name-asian="ＭＳ Ｐゴシック1" style:font-size-asian="10pt" style:font-size-complex="10pt"/>
    </style:style>
    <style:style style:name="T8" style:family="text">
      <style:text-properties style:font-name="MS  Pゴシック1" fo:font-size="10pt" style:font-name-asian="ＭＳ Ｐゴシック1" style:font-size-asian="10pt" style:font-size-complex="10pt"/>
    </style:style>
    <style:style style:name="T9" style:family="text">
      <style:text-properties style:font-name="MS  Pゴシック2" fo:font-size="10pt" style:font-name-asian="MS  Pゴシック2" style:font-size-asian="10pt" style:font-size-complex="10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621cm" fo:min-width="7.855cm" style:run-through="foreground"/>
    </style:style>
    <style:style style:name="gr3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616cm" fo:min-width="7.851cm" style:run-through="foreground"/>
    </style:style>
    <style:style style:name="gr4" style:family="graphic">
      <style:graphic-properties svg:stroke-color="#00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834cm" fo:min-width="2.0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marker-end="Arrow" draw:marker-end-width="0.3cm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marker-end="Arrow" draw:fill="none" draw:fill-color="#ffffff" fo:min-height="14.3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66cm" fo:min-width="7.858cm" style:run-through="foreground"/>
    </style:style>
    <style:style style:name="gr9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651cm" fo:min-width="7.855cm" style:run-through="foreground"/>
    </style:style>
    <style:style style:name="gr10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577cm" fo:min-width="7.844cm" style:run-through="foreground"/>
    </style:style>
    <style:style style:name="gr11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57cm" fo:min-width="7.84cm" style:run-through="foreground"/>
    </style:style>
    <style:style style:name="gr12" style:family="graphic">
      <style:graphic-properties svg:stroke-color="#00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534cm" fo:min-width="7.855cm" style:run-through="foreground"/>
    </style:style>
    <style:style style:name="gr14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531cm" fo:min-width="7.851cm" style:run-through="foreground"/>
    </style:style>
    <style:style style:name="gr15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534cm" fo:min-width="9.176cm" style:run-through="foreground"/>
    </style:style>
    <style:style style:name="gr16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531cm" fo:min-width="9.172cm" style:run-through="foreground"/>
    </style:style>
    <style:style style:name="gr17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534cm" fo:min-width="9.229cm" style:run-through="foreground"/>
    </style:style>
    <style:style style:name="gr18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531cm" fo:min-width="9.225cm" style:run-through="foreground"/>
    </style:style>
    <style:style style:name="gr19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534cm" fo:min-width="9.626cm" style:run-through="foreground"/>
    </style:style>
    <style:style style:name="gr20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531cm" fo:min-width="9.622cm" style:run-through="foreground"/>
    </style:style>
    <style:style style:name="gr21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534cm" fo:min-width="9.781cm" style:run-through="foreground"/>
    </style:style>
    <style:style style:name="gr22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531cm" fo:min-width="9.777cm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g text:anchor-type="paragraph" draw:z-index="10" draw:style-name="gr1"><draw:custom-shape draw:style-name="gr10" draw:text-style-name="P4" svg:width="7.845cm" svg:height="0.578cm" svg:x="6.062cm" svg:y="6.336cm"><text:p text:style-name="P3"><text:span text:style-name="T1">div class=main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" draw:text-style-name="P5" svg:width="7.841cm" svg:height="0.571cm" svg:x="6.062cm" svg:y="6.915cm"><text:p text:style-name="P3"><text:span text:style-name="T2">ページコンテンツ全体の枠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7" draw:style-name="gr1"><draw:custom-shape draw:style-name="gr10" draw:text-style-name="P4" svg:width="7.845cm" svg:height="0.578cm" svg:x="6.062cm" svg:y="6.336cm"><text:p text:style-name="P3"><text:span text:style-name="T1">div class=main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" draw:text-style-name="P5" svg:width="7.841cm" svg:height="0.571cm" svg:x="6.062cm" svg:y="6.915cm"><text:p text:style-name="P3"><text:span text:style-name="T2">ページコンテンツ全体の枠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5" draw:style-name="gr1"><draw:custom-shape draw:style-name="gr8" draw:text-style-name="P4" svg:width="7.859cm" svg:height="0.66cm" svg:x="5.623cm" svg:y="4.277cm"><text:p text:style-name="P3"><text:span text:style-name="T1">div id=containe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9" draw:text-style-name="P5" svg:width="7.855cm" svg:height="0.652cm" svg:x="5.623cm" svg:y="4.937cm"><text:p text:style-name="P3"><text:span text:style-name="T2">画面の幅にあわせて伸縮する、ページの枠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g text:anchor-type="paragraph" draw:z-index="0" draw:style-name="gr1"><draw:custom-shape draw:style-name="gr2" draw:text-style-name="P4" svg:width="7.855cm" svg:height="0.622cm" svg:x="5.315cm" svg:y="2.214cm"><text:p text:style-name="P3"><text:span text:style-name="T1">body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7.852cm" svg:height="0.616cm" svg:x="5.315cm" svg:y="2.835cm"><text:p text:style-name="P3"><text:span text:style-name="T2">表示領域全体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22" draw:style-name="gr1"><draw:custom-shape draw:style-name="gr10" draw:text-style-name="P4" svg:width="7.845cm" svg:height="0.578cm" svg:x="6.671cm" svg:y="8.214cm"><text:p text:style-name="P3"><text:span text:style-name="T1">div id = fig2 class=figs clearfix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" draw:text-style-name="P5" svg:width="7.841cm" svg:height="0.571cm" svg:x="6.671cm" svg:y="8.793cm"><text:p text:style-name="P3"><text:span text:style-name="T2">fig2</text:span><text:span text:style-name="T2">独自の記述を開始する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24" draw:style-name="gr1"><draw:custom-shape draw:style-name="gr10" draw:text-style-name="P4" svg:width="7.845cm" svg:height="0.578cm" svg:x="7.491cm" svg:y="10.093cm"><text:p text:style-name="P3"><text:span text:style-name="T1">div id=tab-container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" draw:text-style-name="P5" svg:width="7.841cm" svg:height="0.571cm" svg:x="7.491cm" svg:y="10.672cm"><text:p text:style-name="P3"><text:span text:style-name="T2">タブメニューの全体の外枠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26" draw:style-name="gr1"><draw:custom-shape draw:style-name="gr10" draw:text-style-name="P4" svg:width="7.845cm" svg:height="0.578cm" svg:x="8.179cm" svg:y="11.972cm"><text:p text:style-name="P3"><text:span text:style-name="T1">div class=tabmenu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" draw:text-style-name="P5" svg:width="7.841cm" svg:height="0.571cm" svg:x="8.179cm" svg:y="12.551cm"><text:p text:style-name="P3"><text:span text:style-name="T2">タブメニューのリスト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28" draw:style-name="gr1"><draw:custom-shape draw:style-name="gr10" draw:text-style-name="P4" svg:width="7.845cm" svg:height="0.578cm" svg:x="8.179cm" svg:y="13.824cm"><text:p text:style-name="P3"><text:span text:style-name="T1">div class=panel-container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" draw:text-style-name="P5" svg:width="7.841cm" svg:height="0.571cm" svg:x="8.179cm" svg:y="14.403cm"><text:p text:style-name="P3"><text:span text:style-name="T2">タブの中身の外枠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29" draw:style-name="gr1"><draw:custom-shape draw:style-name="gr10" draw:text-style-name="P4" svg:width="7.845cm" svg:height="0.578cm" svg:x="8.708cm" svg:y="15.729cm"><text:p text:style-name="P3"><text:span text:style-name="T1">div id=order_bill class=label_max2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" draw:text-style-name="P5" svg:width="7.841cm" svg:height="0.571cm" svg:x="8.708cm" svg:y="16.308cm"><text:p text:style-name="P11"><text:span text:style-name="T2">受注伝票の</text:span><text:span text:style-name="T2">ID</text:span><text:span text:style-name="T2">のタグでコンテンツを囲む</text:span></text:p><draw:enhanced-geometry svg:viewBox="0 0 21600 21600" draw:glue-points="10800 0 0 10800 10800 21600 21600 10800" draw:type="flowchart-process" draw:enhanced-path="M 0 0 L 21600 0 21600 21600 0 21600 0 0 Z N"/></draw:custom-shape></draw:g><draw:line text:anchor-type="paragraph" draw:z-index="12" draw:style-name="gr6" draw:text-style-name="P7" svg:x1="12.132cm" svg:y1="16.877cm" svg:x2="12.132cm" svg:y2="17.768cm"><text:p/></draw:line><draw:circle text:anchor-type="paragraph" draw:z-index="11" draw:style-name="gr12" draw:text-style-name="P9" svg:width="1.19cm" svg:height="1.19cm" svg:x="11.525cm" svg:y="17.757cm"><text:p text:style-name="P3"><text:span text:style-name="T5">A</text:span></text:p></draw:circle><draw:line text:anchor-type="paragraph" draw:z-index="9" draw:style-name="gr6" draw:text-style-name="P7" svg:x1="10.037cm" svg:y1="7.484cm" svg:x2="10.037cm" svg:y2="8.232cm"><text:p/></draw:line><draw:line text:anchor-type="paragraph" draw:z-index="8" draw:style-name="gr6" draw:text-style-name="P7" svg:x1="9.578cm" svg:y1="5.588cm" svg:x2="9.578cm" svg:y2="6.336cm"><text:p/></draw:line><draw:line text:anchor-type="paragraph" draw:z-index="6" draw:style-name="gr6" draw:text-style-name="P7" svg:x1="9.264cm" svg:y1="3.45cm" svg:x2="9.25cm" svg:y2="4.277cm"><text:p/></draw:line><draw:frame text:anchor-type="paragraph" draw:z-index="4" draw:style-name="gr7" draw:text-style-name="P8" svg:width="4.931cm" svg:height="14.396cm" svg:x="-0.014cm" svg:y="0.265cm"><draw:text-box><text:p><text:span text:style-name="T4">ファイル名</text:span></text:p><text:p><text:span text:style-name="T4">ordersreceive.html</text:span></text:p><text:p><text:span text:style-name="T4"/></text:p><text:p><text:span text:style-name="T4">概要</text:span></text:p><text:p><text:span text:style-name="T4">受注ページ</text:span></text:p></draw:text-box></draw:frame><draw:line text:anchor-type="paragraph" draw:z-index="3" draw:style-name="gr6" draw:text-style-name="P7" svg:x1="9.121cm" svg:y1="1.323cm" svg:x2="9.121cm" svg:y2="2.214cm"><text:p/></draw:line><draw:custom-shape text:anchor-type="paragraph" draw:z-index="2" draw:style-name="gr5" draw:text-style-name="P6" svg:width="2.412cm" svg:height="1.177cm" svg:x="7.925cm" svg:y="0.146cm"><text:p text:style-name="P3"><text:span text:style-name="T3">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" draw:style-name="gr4" draw:text-style-name="P3" svg:x1="4.916cm" svg:y1="-0.191cm" svg:x2="4.916cm" svg:y2="23.659cm"><text:p/></draw:line><draw:line text:anchor-type="paragraph" draw:z-index="21" draw:style-name="gr6" draw:text-style-name="P7" svg:x1="10.646cm" svg:y1="9.363cm" svg:x2="10.646cm" svg:y2="10.111cm"><text:p/></draw:line><draw:line text:anchor-type="paragraph" draw:z-index="23" draw:style-name="gr6" draw:text-style-name="P7" svg:x1="11.466cm" svg:y1="11.241cm" svg:x2="11.466cm" svg:y2="11.989cm"><text:p/></draw:line><draw:line text:anchor-type="paragraph" draw:z-index="25" draw:style-name="gr6" draw:text-style-name="P7" svg:x1="12.154cm" svg:y1="13.12cm" svg:x2="12.154cm" svg:y2="13.868cm"><text:p/></draw:line><draw:line text:anchor-type="paragraph" draw:z-index="27" draw:style-name="gr6" draw:text-style-name="P7" svg:x1="12.154cm" svg:y1="14.972cm" svg:x2="12.154cm" svg:y2="15.72cm"><text:p/></draw:line></text:p>
      <text:p text:style-name="P2"><draw:g text:anchor-type="paragraph" draw:z-index="42" draw:style-name="gr1"><draw:custom-shape draw:style-name="gr13" draw:text-style-name="P4" svg:width="7.855cm" svg:height="0.535cm" svg:x="6.186cm" svg:y="14.194cm"><text:p text:style-name="P3"><text:span text:style-name="T1">creator.outputTag('tablist', 'tablist', '.tabmenu');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draw:custom-shape draw:style-name="gr14" draw:text-style-name="P5" svg:width="7.852cm" svg:height="0.532cm" svg:x="6.186cm" svg:y="14.728cm"><text:p text:style-name="P3"><text:span text:style-name="T2">タブリストの</text:span><text:span text:style-name="T8">dom</text:span><text:span text:style-name="T2">を作る</text:span></text:p><draw:enhanced-geometry svg:viewBox="0 0 21600 21600" draw:glue-points="10800 0 0 10800 10800 21600 21600 10800" draw:mirror-horizontal="false" draw:mirror-vertical="false" draw:type="flowchart-process" draw:enhanced-path="M 0 0 L 21600 0 21600 21600 0 21600 0 0 Z N"/></draw:custom-shape></draw:g><draw:g text:anchor-type="paragraph" draw:z-index="40" draw:style-name="gr1"><draw:custom-shape draw:style-name="gr17" draw:text-style-name="P4" svg:width="9.229cm" svg:height="0.535cm" svg:x="6.186cm" svg:y="18.136cm"><text:p text:style-name="P3"><text:span text:style-name="T1">creator.outputTag('periodarea', 'periodarea', '#order_bill')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8" draw:text-style-name="P5" svg:width="9.226cm" svg:height="0.532cm" svg:x="6.186cm" svg:y="18.67cm"><text:p text:style-name="P3"><text:span text:style-name="T2">期間を指定する領域の</text:span><text:span text:style-name="T8">dom</text:span><text:span text:style-name="T2">を作る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38" draw:style-name="gr1"><draw:custom-shape draw:style-name="gr15" draw:text-style-name="P4" svg:width="9.177cm" svg:height="0.535cm" svg:x="6.186cm" svg:y="16.178cm"><text:p text:style-name="P3"><text:span text:style-name="T1">creator.outputTag('searcharea', 'searcharea', '#order_bill')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6" draw:text-style-name="P5" svg:width="9.173cm" svg:height="0.532cm" svg:x="6.186cm" svg:y="16.712cm"><text:p text:style-name="P3"><text:span text:style-name="T2">検索機能領域の</text:span><text:span text:style-name="T8">dom</text:span><text:span text:style-name="T2">を作る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15" draw:style-name="gr1"><draw:custom-shape draw:style-name="gr13" draw:text-style-name="P4" svg:width="7.855cm" svg:height="0.535cm" svg:x="6.103cm" svg:y="4.258cm"><text:p text:style-name="P3"><text:span text:style-name="T1">creator = new createTag()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4" draw:text-style-name="P10" svg:width="7.852cm" svg:height="0.532cm" svg:x="6.103cm" svg:y="4.792cm"><text:p text:style-name="P3"><text:span text:style-name="T6">dom</text:span><text:span text:style-name="T6">要素を作るためのクラスをインスタンス化する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17" draw:style-name="gr1"><draw:custom-shape draw:style-name="gr13" draw:text-style-name="P4" svg:width="7.855cm" svg:height="0.535cm" svg:x="6.077cm" svg:y="6.235cm"><text:p text:style-name="P3"><text:span text:style-name="T1">creator.getJsonFile('source/ordersreceive.json')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4" draw:text-style-name="P5" svg:width="7.852cm" svg:height="0.532cm" svg:x="6.077cm" svg:y="6.769cm"><text:p text:style-name="P3"><text:span text:style-name="T2">受注画面の</text:span><text:span text:style-name="T7">json</text:span><text:span text:style-name="T7">データを取得する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19" draw:style-name="gr1"><draw:custom-shape draw:style-name="gr13" draw:text-style-name="P4" svg:width="7.855cm" svg:height="0.535cm" svg:x="6.186cm" svg:y="12.236cm"><text:p text:style-name="P3"><text:span text:style-name="T1">creator.outputTag('header')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4" draw:text-style-name="P5" svg:width="7.852cm" svg:height="0.532cm" svg:x="6.186cm" svg:y="12.77cm"><text:p text:style-name="P3"><text:span text:style-name="T2">ヘッダー部分の</text:span><text:span text:style-name="T8">dom</text:span><text:span text:style-name="T2">を作る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34" draw:style-name="gr1"><draw:custom-shape draw:style-name="gr13" draw:text-style-name="P4" svg:width="7.855cm" svg:height="0.535cm" svg:x="6.077cm" svg:y="10.204cm"><text:p text:style-name="P3"><text:span text:style-name="T1">creator.getDomFile('source/template.json')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4" draw:text-style-name="P5" svg:width="7.852cm" svg:height="0.532cm" svg:x="6.077cm" svg:y="10.738cm"><text:p text:style-name="P3"><text:span text:style-name="T7">テンプレートの</text:span><text:span text:style-name="T7">dom</text:span><text:span text:style-name="T7">を取得する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36" draw:style-name="gr1"><draw:custom-shape draw:style-name="gr13" draw:text-style-name="P4" svg:width="7.855cm" svg:height="0.535cm" svg:x="6.077cm" svg:y="8.22cm"><text:p text:style-name="P3"><text:span text:style-name="T1">creator.getJsonFile('source/receivedata.json')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4" draw:text-style-name="P5" svg:width="7.852cm" svg:height="0.532cm" svg:x="6.077cm" svg:y="8.754cm"><text:p text:style-name="P3"><text:span text:style-name="T2">受注画面の受注</text:span><text:span text:style-name="T7">json</text:span><text:span text:style-name="T7">データを取得する</text:span><text:span text:style-name="T7">(jqGrid)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13" draw:style-name="gr1"><draw:custom-shape draw:style-name="gr13" draw:text-style-name="P4" svg:width="7.855cm" svg:height="0.535cm" svg:x="5.36cm" svg:y="2.228cm"><text:p text:style-name="P3"><text:span text:style-name="T1">scrip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4" draw:text-style-name="P10" svg:width="7.852cm" svg:height="0.532cm" svg:x="5.36cm" svg:y="2.762cm"><text:p text:style-name="P3"><text:span text:style-name="T6">JavaScript</text:span><text:span text:style-name="T6">のコード</text:span></text:p><draw:enhanced-geometry svg:viewBox="0 0 21600 21600" draw:glue-points="10800 0 0 10800 10800 21600 21600 10800" draw:type="flowchart-process" draw:enhanced-path="M 0 0 L 21600 0 21600 21600 0 21600 0 0 Z N"/></draw:custom-shape></draw:g><draw:circle text:anchor-type="paragraph" draw:z-index="44" draw:style-name="gr12" draw:text-style-name="P9" svg:width="1.19cm" svg:height="1.19cm" svg:x="9.276cm" svg:y="20.059cm"><text:p text:style-name="P3"><text:span text:style-name="T5">B</text:span></text:p></draw:circle><draw:line text:anchor-type="paragraph" draw:z-index="43" draw:style-name="gr6" draw:text-style-name="P7" svg:x1="9.837cm" svg:y1="15.259cm" svg:x2="9.837cm" svg:y2="16.15cm"><text:p/></draw:line><draw:line text:anchor-type="paragraph" draw:z-index="41" draw:style-name="gr6" draw:text-style-name="P7" svg:x1="9.837cm" svg:y1="19.202cm" svg:x2="9.837cm" svg:y2="20.093cm"><text:p/></draw:line><draw:line text:anchor-type="paragraph" draw:z-index="39" draw:style-name="gr6" draw:text-style-name="P7" svg:x1="9.837cm" svg:y1="17.244cm" svg:x2="9.837cm" svg:y2="18.135cm"><text:p/></draw:line><draw:frame text:anchor-type="paragraph" draw:z-index="33" draw:style-name="gr7" draw:text-style-name="P8" svg:width="4.931cm" svg:height="14.396cm" svg:x="-0.014cm" svg:y="0.265cm"><draw:text-box><text:p><text:span text:style-name="T4"/></text:p><text:p><text:span text:style-name="T4">ordersreceive.html</text:span><text:span text:style-name="T4">の続き</text:span></text:p><text:p><text:span text:style-name="T4"/></text:p><text:p><text:span text:style-name="T4">createTag</text:span><text:span text:style-name="T4">を使って</text:span></text:p><text:p><text:span text:style-name="T4">dom</text:span><text:span text:style-name="T4">要素を作成する</text:span></text:p></draw:text-box></draw:frame><draw:line text:anchor-type="paragraph" draw:z-index="32" draw:style-name="gr6" draw:text-style-name="P7" svg:x1="9.153cm" svg:y1="1.323cm" svg:x2="9.153cm" svg:y2="2.214cm"><text:p/></draw:line><draw:custom-shape text:anchor-type="paragraph" draw:z-index="31" draw:style-name="gr5" draw:text-style-name="P6" svg:width="2.412cm" svg:height="1.177cm" svg:x="7.957cm" svg:y="0.146cm"><text:p text:style-name="P3"><text:span text:style-name="T3">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30" draw:style-name="gr4" draw:text-style-name="P3" svg:x1="4.916cm" svg:y1="-0.191cm" svg:x2="4.916cm" svg:y2="23.659cm"><text:p/></draw:line><draw:line text:anchor-type="paragraph" draw:z-index="20" draw:style-name="gr6" draw:text-style-name="P7" svg:x1="9.837cm" svg:y1="13.302cm" svg:x2="9.837cm" svg:y2="14.193cm"><text:p/></draw:line><draw:line text:anchor-type="paragraph" draw:z-index="16" draw:style-name="gr6" draw:text-style-name="P7" svg:x1="9.865cm" svg:y1="5.356cm" svg:x2="9.865cm" svg:y2="6.247cm"><text:p/></draw:line><draw:line text:anchor-type="paragraph" draw:z-index="18" draw:style-name="gr6" draw:text-style-name="P7" svg:x1="9.838cm" svg:y1="7.332cm" svg:x2="9.838cm" svg:y2="8.223cm"><text:p/></draw:line><draw:line text:anchor-type="paragraph" draw:z-index="35" draw:style-name="gr6" draw:text-style-name="P7" svg:x1="9.838cm" svg:y1="11.301cm" svg:x2="9.838cm" svg:y2="12.192cm"><text:p/></draw:line><draw:line text:anchor-type="paragraph" draw:z-index="37" draw:style-name="gr6" draw:text-style-name="P7" svg:x1="9.838cm" svg:y1="9.317cm" svg:x2="9.838cm" svg:y2="10.208cm"><text:p/></draw:line><draw:line text:anchor-type="paragraph" draw:z-index="14" draw:style-name="gr6" draw:text-style-name="P7" svg:x1="9.122cm" svg:y1="3.325cm" svg:x2="9.122cm" svg:y2="4.216cm"><text:p/></draw:line></text:p>
      <text:p text:style-name="P2"><draw:g text:anchor-type="paragraph" draw:z-index="49" draw:style-name="gr1"><draw:custom-shape draw:style-name="gr19" draw:text-style-name="P4" svg:width="9.626cm" svg:height="0.535cm" svg:x="6.186cm" svg:y="4.166cm"><text:p text:style-name="P3"><text:span text:style-name="T1">creator.outputTag('edit_buttons', 'edit_buttons', '.buttonlist')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0" draw:text-style-name="P5" svg:width="9.623cm" svg:height="0.532cm" svg:x="6.186cm" svg:y="4.7cm"><text:p text:style-name="P3"><text:span text:style-name="T2">編集ボタン群領域の</text:span><text:span text:style-name="T7">dom</text:span><text:span text:style-name="T2">を作る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51" draw:style-name="gr1"><draw:custom-shape draw:style-name="gr13" draw:text-style-name="P4" svg:width="7.855cm" svg:height="0.535cm" svg:x="6.186cm" svg:y="8.056cm"><text:p text:style-name="P3"><text:span text:style-name="T1">creator.outputTag('wrap-list', '</text:span><text:span text:style-name="T1">wrap-list</text:span><text:span text:style-name="T1">', '#order_bill')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4" draw:text-style-name="P5" svg:width="7.852cm" svg:height="0.532cm" svg:x="6.186cm" svg:y="8.59cm"><text:p text:style-name="P3"><text:span text:style-name="T2">受注テーブル領域の</text:span><text:span text:style-name="T8">dom</text:span><text:span text:style-name="T2">を作る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54" draw:style-name="gr1"><draw:custom-shape draw:style-name="gr21" draw:text-style-name="P4" svg:width="9.782cm" svg:height="0.535cm" svg:x="6.186cm" svg:y="2.182cm"><text:p text:style-name="P3"><text:span text:style-name="T1">creator.outputTag('insertdiv', 'insertdiv', '#order_bill')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2" draw:text-style-name="P5" svg:width="9.778cm" svg:height="0.532cm" svg:x="6.186cm" svg:y="2.716cm"><text:p text:style-name="P3"><text:span text:style-name="T2">リスト編集領域の</text:span><text:span text:style-name="T8">dom</text:span><text:span text:style-name="T2">を作る</text:span><text:span text:style-name="T2">(</text:span><text:span text:style-name="T2">中身は空</text:span><text:span text:style-name="T2">)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56" draw:style-name="gr1"><draw:custom-shape draw:style-name="gr2" draw:text-style-name="P4" svg:width="7.855cm" svg:height="0.622cm" svg:x="5.373cm" svg:y="10.058cm"><text:p text:style-name="P3"><text:span text:style-name="T1">/scrip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12" svg:width="7.852cm" svg:height="0.616cm" svg:x="5.373cm" svg:y="10.679cm"><text:p text:style-name="P3"><text:span text:style-name="T9">JavaScfript</text:span><text:span text:style-name="T9">のコードを終了する。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58" draw:style-name="gr1"><draw:custom-shape draw:style-name="gr19" draw:text-style-name="P4" svg:width="9.626cm" svg:height="0.535cm" svg:x="6.186cm" svg:y="6.124cm"><text:p text:style-name="P3"><text:span text:style-name="T1">creator.outputTag('pdfbuttons', 'pdfbuttons', '.buttonlist')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0" draw:text-style-name="P5" svg:width="9.623cm" svg:height="0.532cm" svg:x="6.186cm" svg:y="6.658cm"><text:p text:style-name="P3"><text:span text:style-name="T8">PDF</text:span><text:span text:style-name="T8">出力</text:span><text:span text:style-name="T2">ボタン群領域の</text:span><text:span text:style-name="T8">dom</text:span><text:span text:style-name="T2">を作る</text:span></text:p><draw:enhanced-geometry svg:viewBox="0 0 21600 21600" draw:glue-points="10800 0 0 10800 10800 21600 21600 10800" draw:type="flowchart-process" draw:enhanced-path="M 0 0 L 21600 0 21600 21600 0 21600 0 0 Z N"/></draw:custom-shape></draw:g><draw:line text:anchor-type="paragraph" draw:z-index="45" draw:style-name="gr4" draw:text-style-name="P3" svg:x1="4.916cm" svg:y1="-0.191cm" svg:x2="4.916cm" svg:y2="23.659cm"><text:p/></draw:line><draw:custom-shape text:anchor-type="paragraph" draw:z-index="46" draw:style-name="gr5" draw:text-style-name="P6" svg:width="2.412cm" svg:height="1.177cm" svg:x="8.592cm" svg:y="0.146cm"><text:p text:style-name="P3"><text:span text:style-name="T3">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47" draw:style-name="gr6" draw:text-style-name="P7" svg:x1="9.788cm" svg:y1="1.323cm" svg:x2="9.788cm" svg:y2="2.214cm"><text:p/></draw:line><draw:frame text:anchor-type="paragraph" draw:z-index="48" draw:style-name="gr7" draw:text-style-name="P8" svg:width="4.931cm" svg:height="14.396cm" svg:x="-0.014cm" svg:y="0.265cm"><draw:text-box><text:p><text:span text:style-name="T4"/></text:p><text:p><text:span text:style-name="T4">ordersreceive.html</text:span><text:span text:style-name="T4">の続き</text:span></text:p><text:p><text:span text:style-name="T4"/></text:p><text:p><text:span text:style-name="T4">createTag</text:span><text:span text:style-name="T4">を使って</text:span></text:p><text:p><text:span text:style-name="T4">dom</text:span><text:span text:style-name="T4">要素を作成する</text:span></text:p></draw:text-box></draw:frame><draw:line text:anchor-type="paragraph" draw:z-index="50" draw:style-name="gr6" draw:text-style-name="P7" svg:x1="9.837cm" svg:y1="5.232cm" svg:x2="9.837cm" svg:y2="6.123cm"><text:p/></draw:line><draw:line text:anchor-type="paragraph" draw:z-index="52" draw:style-name="gr6" draw:text-style-name="P7" svg:x1="9.837cm" svg:y1="9.121cm" svg:x2="9.837cm" svg:y2="10.012cm"><text:p/></draw:line><draw:custom-shape text:anchor-type="paragraph" draw:z-index="53" draw:style-name="gr5" draw:text-style-name="P6" svg:width="2.412cm" svg:height="1.177cm" svg:x="7.772cm" svg:y="12.211cm"><text:p text:style-name="P3"><text:span text:style-name="T3">E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55" draw:style-name="gr6" draw:text-style-name="P7" svg:x1="9.837cm" svg:y1="3.247cm" svg:x2="9.837cm" svg:y2="4.138cm"><text:p/></draw:line><draw:line text:anchor-type="paragraph" draw:z-index="57" draw:style-name="gr6" draw:text-style-name="P7" svg:x1="8.957cm" svg:y1="11.294cm" svg:x2="8.957cm" svg:y2="12.185cm"><text:p/></draw:line><draw:line text:anchor-type="paragraph" draw:z-index="59" draw:style-name="gr6" draw:text-style-name="P7" svg:x1="9.837cm" svg:y1="7.19cm" svg:x2="9.837cm" svg:y2="8.081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S  Pゴシック2" svg:font-family="'MS  Pゴシック'"/>
    <style:font-face style:name="MSPゴシック" svg:font-family="MSPゴシック"/>
    <style:font-face style:name="Mangal1" svg:font-family="Mangal"/>
    <style:font-face style:name="MS  Pゴシック1" svg:font-family="'MS  Pゴシック'" style:font-family-generic="swiss"/>
    <style:font-face style:name="MS  Pゴシック" svg:font-family="'MS  Pゴシック'" style:font-adornments="標準" style:font-family-generic="swiss"/>
    <style:font-face style:name="MSPゴシック1" svg:font-family="MSPゴシック" style:font-family-generic="swiss"/>
    <style:font-face style:name="ＭＳ Ｐゴシック1" svg:font-family="'ＭＳ Ｐゴシック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Mangal" svg:font-family="Mangal" style:font-family-generic="system" style:font-pitch="variable"/>
    <style:font-face style:name="ＭＳ Ｐゴシック2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2" style:font-family-asian="'ＭＳ Ｐゴシック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無題1" style:family="paragraph" style:parent-style-name="Contents_20_1">
      <style:paragraph-properties style:shadow="none"/>
      <style:text-properties style:font-name="MS  Pゴシック" fo:font-family="'MS  Pゴシック'" style:font-style-name="標準" style:font-family-generic="swiss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ボルグ設計書" style:family="paragraph" style:parent-style-name="無題1">
      <style:text-properties style:font-name-asian="MS  Pゴシック" style:font-family-asian="'MS  Pゴシック'" style:font-style-name-asian="標準" style:font-family-generic-asian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5T14:49:18.522000000</meta:creation-date>
    <dc:date>2015-05-05T17:21:16.108000000</dc:date>
    <meta:editing-duration>PT1H4M47S</meta:editing-duration>
    <meta:editing-cycles>6</meta:editing-cycles>
    <meta:generator>LibreOffice/4.3.5.2$Windows_x86 LibreOffice_project/3a87456aaa6a95c63eea1c1b3201acedf0751bd5</meta:generator>
    <meta:document-statistic meta:table-count="0" meta:image-count="0" meta:object-count="0" meta:page-count="3" meta:paragraph-count="0" meta:word-count="0" meta:character-count="0" meta:non-whitespace-character-count="0"/>
  </office:meta>
</office:document-meta>
</file>